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3866" officeooo:paragraph-rsid="0000386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03866" officeooo:paragraph-rsid="00003866" style:font-size-asian="10.5pt" style:font-weight-asian="normal" style:font-size-complex="12pt" style:font-weight-complex="normal"/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fo:font-weight="normal" officeooo:rsid="000943da" officeooo:paragraph-rsid="000943da" style:font-weight-asian="normal" style:font-weight-complex="normal"/>
    </style:style>
    <style:style style:name="P5" style:family="paragraph" style:parent-style-name="Code">
      <style:text-properties officeooo:paragraph-rsid="000b08b2"/>
    </style:style>
    <style:style style:name="P6" style:family="paragraph" style:parent-style-name="Code">
      <style:text-properties officeooo:rsid="0011a9b4" officeooo:paragraph-rsid="0011a9b4"/>
    </style:style>
    <style:style style:name="P7" style:family="paragraph" style:parent-style-name="Code">
      <style:text-properties officeooo:rsid="00136588" officeooo:paragraph-rsid="00136588"/>
    </style:style>
    <style:style style:name="P8" style:family="paragraph" style:parent-style-name="Standard">
      <style:text-properties fo:font-size="12pt" fo:font-weight="bold" officeooo:rsid="00003866" officeooo:paragraph-rsid="00003866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weight="normal" officeooo:rsid="00025f28" officeooo:paragraph-rsid="00025f28" style:font-weight-asian="normal" style:font-weight-complex="normal"/>
    </style:style>
    <style:style style:name="P10" style:family="paragraph" style:parent-style-name="Standard">
      <style:text-properties fo:font-weight="normal" officeooo:rsid="000fe890" style:font-weight-asian="normal" style:font-weight-complex="normal"/>
    </style:style>
    <style:style style:name="P11" style:family="paragraph" style:parent-style-name="Code">
      <style:text-properties fo:font-style="italic" officeooo:rsid="000fe890" officeooo:paragraph-rsid="0011a9b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91ab" style:font-weight-asian="bold" style:font-weight-complex="bold"/>
    </style:style>
    <style:style style:name="T3" style:family="text">
      <style:text-properties fo:font-weight="bold" officeooo:rsid="000fe89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1d8b1" style:font-style-asian="italic" style:font-style-complex="italic"/>
    </style:style>
    <style:style style:name="T6" style:family="text">
      <style:text-properties fo:font-style="italic" officeooo:rsid="00069daa" style:font-style-asian="italic" style:font-style-complex="italic"/>
    </style:style>
    <style:style style:name="T7" style:family="text">
      <style:text-properties fo:font-style="italic" officeooo:rsid="0007a873" style:font-style-asian="italic" style:font-style-complex="italic"/>
    </style:style>
    <style:style style:name="T8" style:family="text">
      <style:text-properties fo:font-style="italic" officeooo:rsid="000fe890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fe890" style:font-style-asian="italic" style:font-weight-asian="bold" style:font-style-complex="italic" style:font-weight-complex="bold"/>
    </style:style>
    <style:style style:name="T11" style:family="text">
      <style:text-properties fo:font-size="12pt" fo:font-weight="normal" officeooo:rsid="00003866" style:font-size-asian="10.5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491ab" style:font-weight-asian="normal" style:font-weight-complex="normal"/>
    </style:style>
    <style:style style:name="T14" style:family="text">
      <style:text-properties fo:font-weight="normal" officeooo:rsid="000fe890" style:font-weight-asian="normal" style:font-weight-complex="normal"/>
    </style:style>
    <style:style style:name="T15" style:family="text">
      <style:text-properties style:font-name="Liberation Mono" fo:font-size="12pt" style:font-size-asian="12pt" style:font-size-complex="12pt"/>
    </style:style>
    <style:style style:name="T16" style:family="text">
      <style:text-properties style:font-name="Liberation Mono" fo:font-size="12pt" officeooo:rsid="000b08b2" style:font-size-asian="12pt" style:font-size-complex="12pt"/>
    </style:style>
    <style:style style:name="T17" style:family="text">
      <style:text-properties officeooo:rsid="000fe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OPEN STREET MAP (OSM)</text:p>
      <text:p text:style-name="P1"/>
      <text:p text:style-name="P2">Firstly, we will need a third party library: <text:span text:style-name="T1">folium</text:span></text:p>
      <text:p text:style-name="P8"/>
      <text:p text:style-name="Code"><text:tab/><text:span text:style-name="T5">import folium</text:span></text:p>
      <text:p text:style-name="Code"/>
      <text:p text:style-name="Code">Then we have to create a <text:span text:style-name="T1">map object </text:span><text:span text:style-name="T12">(use a variable to store it) </text:span><text:span text:style-name="T13">using method </text:span><text:span text:style-name="T2">Map</text:span><text:span text:style-name="T13">.</text:span></text:p>
      <text:p text:style-name="P9"/>
      <text:p text:style-name="Code"><text:tab/><text:span text:style-name="T4">map = folium.</text:span><text:span text:style-name="T9">Map</text:span><text:span text:style-name="T4">( </text:span><text:span text:style-name="T9">location</text:span><text:span text:style-name="T4">=</text:span><text:span text:style-name="T6">[latitude, longitude</text:span><text:span text:style-name="T4">] )</text:span></text:p>
      <text:p text:style-name="P3"/>
      <text:p text:style-name="P4">np.:</text:p>
      <text:p text:style-name="Code"><text:tab/><text:span text:style-name="T4">map = folium.</text:span><text:span text:style-name="T9">Map</text:span><text:span text:style-name="T4">( </text:span><text:span text:style-name="T9">location</text:span><text:span text:style-name="T4">=</text:span><text:span text:style-name="T6">[</text:span><text:span text:style-name="T7">80</text:span><text:span text:style-name="T6">, -</text:span><text:span text:style-name="T7">100</text:span><text:span text:style-name="T4">] )</text:span></text:p>
      <text:p text:style-name="P5"><text:tab/><text:span text:style-name="T4">map</text:span><text:tab/><text:tab/><text:span text:style-name="T11">- just an object inside python, not translated into HTML, CSS and JS yet</text:span></text:p>
      <text:p text:style-name="Output"><text:line-break/><text:span text:style-name="T16">&gt;&gt;<text:tab/></text:span><text:span text:style-name="T15">&lt;folium.folium.Map object at 0x0F236F90&gt;</text:span></text:p>
      <text:p text:style-name="Standard">Then we <text:span text:style-name="T17">create a map file (.html) using </text:span><text:span text:style-name="T3">save </text:span><text:span text:style-name="T14">method:</text:span></text:p>
      <text:p text:style-name="P10"/>
      <text:p text:style-name="Code"><text:tab/><text:span text:style-name="T8">map.</text:span><text:span text:style-name="T10">save</text:span><text:span text:style-name="T8">(„name_of_map_file.html”)</text:span></text:p>
      <text:p text:style-name="Standard">np.:</text:p>
      <text:p text:style-name="P6"><text:span text:style-name="T8"><text:tab/>map.</text:span><text:span text:style-name="T10">save</text:span><text:span text:style-name="T8">(„</text:span><text:span text:style-name="T4">Map1.html</text:span><text:span text:style-name="T8">”)</text:span></text:p>
      <text:p text:style-name="P11"/>
      <text:p text:style-name="P11"/>
      <text:p text:style-name="P7"><text:span text:style-name="T8">M</text:span><text:span text:style-name="T4">ożemy pobawić się zoomem, np.:</text:span></text:p>
      <text:p text:style-name="P7"/>
      <text:p text:style-name="Code"><text:tab/>map = folium.Map(location=[38.58, -99.09], <text:span text:style-name="T1">zoom_start=6</text:span>)<text:line-break/><text:tab/>map.save("Map1.html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>
      <style:text-properties fo:font-size="12pt" fo:font-style="italic" fo:font-weight="normal" officeooo:rsid="00003866" style:font-size-asian="10.5pt" style:font-style-asian="italic" style:font-weight-asian="normal" style:font-size-complex="12pt" style:font-style-complex="italic" style:font-weight-complex="normal"/>
    </style:style>
    <style:style style:name="Output" style:family="paragraph" style:parent-style-name="Code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5T20:39:01.718000000</dc:date>
    <meta:editing-duration>PT26M17S</meta:editing-duration>
    <meta:editing-cycles>18</meta:editing-cycles>
    <meta:document-statistic meta:table-count="0" meta:image-count="0" meta:object-count="0" meta:page-count="1" meta:paragraph-count="15" meta:word-count="90" meta:character-count="617" meta:non-whitespace-character-count="532"/>
  </office:meta>
</office:document-meta>
</file>